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2F4E8E6EAB88BE6D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458e9b4-7fff-21d1-abac-63080e5956a1"/><draw:frame draw:style-name="fr1" draw:name="Imagen1" text:anchor-type="as-char" svg:width="18.53cm" svg:height="22.371cm" draw:z-index="0"><draw:image xlink:href="Pictures/100000010000026E000002F4E8E6EAB88BE6DBBD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25:18.273318717</meta:creation-date>
    <dc:date>2022-12-01T10:25:40.089219057</dc:date>
    <meta:editing-duration>PT22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